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7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72cm" fo:min-width="0.982cm" fo:padding-top="0.142cm" fo:padding-bottom="0.142cm" fo:padding-left="0.267cm" fo:padding-right="0.267cm" draw:shadow="visible" draw:shadow-offset-x="0cm" draw:shadow-offset-y="0cm" loext:shadow-blur="0.176cm"/>
    </style:style>
    <style:style style:name="gr2" style:family="graphic" style:parent-style-name="Default_5f_2_5f_1_5f_3_5f_1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33cm" fo:min-width="0.983cm" fo:padding-top="0.142cm" fo:padding-bottom="0.142cm" fo:padding-left="0.267cm" fo:padding-right="0.267cm" draw:shadow="visible" draw:shadow-offset-x="0cm" draw:shadow-offset-y="0cm" loext:shadow-blur="0.176cm"/>
      <style:paragraph-properties style:writing-mode="lr-tb"/>
    </style:style>
    <style:style style:name="gr3" style:family="graphic" style:parent-style-name="Default_5f_2_5f_1_5f_3_5f_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33cm" fo:min-width="3.155cm" fo:padding-top="0.142cm" fo:padding-bottom="0.142cm" fo:padding-left="0.267cm" fo:padding-right="0.267cm" draw:shadow="hidden" draw:shadow-offset-x="0cm" draw:shadow-offset-y="0cm" loext:shadow-blur="0.176cm"/>
      <style:paragraph-properties style:writing-mode="lr-tb"/>
    </style:style>
    <style:style style:name="gr4" style:family="graphic" style:parent-style-name="Default_5f_2_5f_1_5f_3_5f_1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33cm" fo:min-width="0.984cm" fo:padding-top="0.142cm" fo:padding-bottom="0.142cm" fo:padding-left="0.267cm" fo:padding-right="0.267cm" draw:shadow="visible" draw:shadow-offset-x="0cm" draw:shadow-offset-y="0cm" loext:shadow-blur="0.176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291cm" fo:min-width="0.983cm" fo:padding-top="0.142cm" fo:padding-bottom="0.142cm" fo:padding-left="0.267cm" fo:padding-right="0.267cm" draw:shadow="visible" draw:shadow-offset-x="0cm" draw:shadow-offset-y="0cm" loext:shadow-blur="0.176cm"/>
    </style:style>
    <style:style style:name="gr6" style:family="graphic" style:parent-style-name="Default_5f_2_5f_1_5f_3_5f_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3.415cm" fo:min-width="0.984cm" fo:padding-top="0.142cm" fo:padding-bottom="0.142cm" fo:padding-left="0.267cm" fo:padding-right="0.267cm" draw:shadow="hidden" draw:shadow-offset-x="0cm" draw:shadow-offset-y="0cm" loext:shadow-blur="0.176cm"/>
      <style:paragraph-properties style:writing-mode="lr-tb"/>
    </style:style>
    <style:style style:name="gr7" style:family="graphic" style:parent-style-name="Default_5f_2_5f_1_5f_3_5f_2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33cm" fo:min-width="0.984cm" fo:padding-top="0.142cm" fo:padding-bottom="0.142cm" fo:padding-left="0.267cm" fo:padding-right="0.267cm" draw:shadow="visible" draw:shadow-offset-x="0cm" draw:shadow-offset-y="0cm" loext:shadow-blur="0.176cm"/>
      <style:paragraph-properties style:writing-mode="lr-tb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142cm" svg:height="5.282cm" draw:transform="rotate (1.5707963267949) translate (8.45cm 8.77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145cm" svg:height="2.145cm" svg:x="11.602cm" svg:y="3.568cm">
            <text:p text:style-name="P2"><text:span text:style-name="T1">Perceiv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5.215cm" svg:height="2.145cm" svg:x="8.454cm" svg:y="6.636cm">
            <text:p text:style-name="P2"><text:span text:style-name="T1">Maker-composer-</text:span></text:p>
            <text:p text:style-name="P2"><text:span text:style-name="T1">producer-perform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2.146cm" svg:height="2.145cm" svg:x="8.452cm" svg:y="3.568cm">
            <text:p text:style-name="P2"><text:span text:style-name="T1">Analy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2.143cm" svg:height="5.201cm" svg:x="4.165cm" svg:y="3.5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146cm" svg:height="5.231cm" svg:x="4.123cm" svg:y="3.569cm">
            <text:p text:style-name="P2"><text:span text:style-name="T1">Perceiver-</text:span></text:p>
            <text:p text:style-name="P2"><text:span text:style-name="T1">Perform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145cm" svg:height="2.145cm" svg:x="1.101cm" svg:y="3.568cm">
            <text:p text:style-name="P2"><text:span text:style-name="T1">Analy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2.146cm" svg:height="2.145cm" svg:x="1.1cm" svg:y="6.636cm">
            <text:p text:style-name="P2"><text:span text:style-name="T1">Maker, </text:span></text:p>
            <text:p text:style-name="P2"><text:span text:style-name="T1">Composer,</text:span></text:p>
            <text:p text:style-name="P2"><text:span text:style-name="T1">Produc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5" draw:layer="layout" svg:x1="7.4cm" svg:y1="3.3cm" svg:x2="7.4cm" svg:y2="8.9cm">
          <text:p/>
        </draw:line>
        <draw:frame draw:style-name="gr9" draw:text-style-name="P6" draw:layer="layout" svg:width="1.1cm" svg:height="1.1cm" svg:x="6.5cm" svg:y="3.2cm">
          <draw:text-box>
            <text:p><text:span text:style-name="T1">A</text:span></text:p>
          </draw:text-box>
        </draw:frame>
        <draw:frame draw:style-name="gr9" draw:text-style-name="P6" draw:layer="layout" svg:width="1.1cm" svg:height="1.1cm" svg:x="7.5cm" svg:y="3.2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color="#000000" draw:fill="none"/>
    </style:style>
    <style:style style:name="Default_5f_2_5f_1_5f_2" style:display-name="Default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 style:parent-style-name="Default_5f_1_5f_1_5f_1_5f_2">
      <style:graphic-properties svg:stroke-color="#000000" draw:fill="none"/>
    </style:style>
    <style:style style:name="Default_5f_2_5f_1_5f_3" style:display-name="Default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" style:display-name="Default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 style:parent-style-name="Default_5f_1_5f_1_5f_1_5f_3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Default_5f_2_5f_1_5f_3_5f_1" style:display-name="Default_2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" style:display-name="Default_2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" style:display-name="Default_2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" style:display-name="Default_2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4">
      <style:graphic-properties svg:stroke-color="#000000" draw:fill="none"/>
    </style:style>
    <style:style style:name="Default_5f_2_5f_1_5f_3_5f_3" style:display-name="Default_2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3" style:display-name="Default_2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5">
      <style:graphic-properties svg:stroke-color="#000000" draw:fill="none"/>
    </style:style>
    <style:style style:name="Default_5f_2_5f_1_5f_3_5f_4" style:display-name="Default_2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4" style:display-name="Default_2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1" style:display-name="Default_2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1" style:display-name="Default_2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1" style:display-name="Default_2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1" style:display-name="Default_2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2" style:display-name="Default_2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2" style:display-name="Default_2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2" style:display-name="Default_2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2" style:display-name="Default_2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3" style:display-name="Default_2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3" style:display-name="Default_2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3" style:display-name="Default_2_1_3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3" style:display-name="Default_2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" style:display-name="Default_2_1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" style:display-name="Default_2_1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" style:display-name="Default_2_1_3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" style:display-name="Default_2_1_3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" style:display-name="Default_2_1_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" style:display-name="Default_2_1_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" style:display-name="Default_2_1_3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" style:display-name="Default_2_1_3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5" style:display-name="Default_2_1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5" style:display-name="Default_2_1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_5f_1" style:display-name="Default_2_1_3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_5f_1" style:display-name="Default_2_1_3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_5f_1" style:display-name="Default_2_1_3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_5f_1" style:display-name="Default_2_1_3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10:10:42.938239500</meta:creation-date>
    <dc:date>2021-08-17T10:43:57.917819804</dc:date>
    <meta:editing-duration>PT2H18M17S</meta:editing-duration>
    <meta:editing-cycles>40</meta:editing-cycles>
    <meta:generator>LibreOffice/7.1.4.2$Linux_X86_64 LibreOffice_project/10$Build-2</meta:generator>
    <dc:creator>Alexander Refsum Jensenius</dc:creator>
    <meta:document-statistic meta:object-count="13"/>
  </office:meta>
</office:document-meta>
</file>